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38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Des</text:p>
          </table:table-cell>
          <table:table-cell office:value-type="string">
            <text:p>Base</text:p>
          </table:table-cell>
          <table:table-cell office:value-type="string">
            <text:p>What</text:p>
          </table:table-cell>
          <table:table-cell office:value-type="string">
            <text:p>Heaters</text:p>
          </table:table-cell>
          <table:table-cell office:value-type="string">
            <text:p>Plate</text:p>
          </table:table-cell>
          <table:table-cell office:value-type="string">
            <text:p>mu</text:p>
          </table:table-cell>
          <table:table-cell office:value-type="string">
            <text:p>Quantity</text:p>
          </table:table-cell>
          <table:table-cell/>
        </table:table-row>
        <table:table-row table:style-name="ro2">
          <table:table-cell office:value-type="string">
            <text:p>6SL7/6H9C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135">
            <text:p>6135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6005/6AQ5</text:p>
          </table:table-cell>
          <table:table-cell office:value-type="string">
            <text:p>7pin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like 6V6</text:p>
          </table:table-cell>
        </table:table-row>
        <table:table-row table:style-name="ro2">
          <table:table-cell office:value-type="string">
            <text:p>6C4WA</text:p>
          </table:table-cell>
          <table:table-cell office:value-type="string">
            <text:p>7pin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medium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6u8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40/??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6136">
            <text:p>6136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5879">
            <text:p>5879</text:p>
          </table:table-cell>
          <table:table-cell office:value-type="string">
            <text:p>9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SJ7</text:p>
          </table:table-cell>
          <table:table-cell office:value-type="string">
            <text:p>8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6SN7</text:p>
          </table:table-cell>
          <table:table-cell office:value-type="string">
            <text:p>8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6x4</text:p>
          </table:table-cell>
          <table:table-cell office:value-type="string">
            <text:p>7pin</text:p>
          </table:table-cell>
          <table:table-cell office:value-type="string">
            <text:p>Rectifier</text:p>
          </table:table-cell>
          <table:table-cell office:value-type="float" office:value="6.3">
            <text:p>6.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au6a</text:p>
          </table:table-cell>
          <table:table-cell office:value-type="string">
            <text:p>7pin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6SK7</text:p>
          </table:table-cell>
          <table:table-cell office:value-type="string">
            <text:p>8pin</text:p>
          </table:table-cell>
          <table:table-cell office:value-type="string">
            <text:p>Remote cutoff Pent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751">
            <text:p>5751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12ax7 replacement</text:p>
          </table:table-cell>
        </table:table-row>
        <table:table-row table:style-name="ro2">
          <table:table-cell office:value-type="string">
            <text:p>6E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2ax7 with different heater arrangement</text:p>
          </table:table-cell>
        </table:table-row>
        <table:table-row table:style-name="ro2">
          <table:table-cell office:value-type="string">
            <text:p>6AT6</text:p>
          </table:table-cell>
          <table:table-cell office:value-type="string">
            <text:p>7pin</text:p>
          </table:table-cell>
          <table:table-cell office:value-type="string">
            <text:p>Triode/Diode/Diode</text:p>
          </table:table-cell>
          <table:table-cell office:value-type="float" office:value="6.3">
            <text:p>6.3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WTF?</text:p>
          </table:table-cell>
        </table:table-row>
        <table:table-row table:style-name="ro2">
          <table:table-cell office:value-type="string">
            <text:p>12au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7247">
            <text:p>7247</text:p>
          </table:table-cell>
          <table:table-cell office:value-type="string">
            <text:p>9pin</text:p>
          </table:table-cell>
          <table:table-cell office:value-type="string">
            <text:p>Dissimilar triode</text:p>
          </table:table-cell>
          <table:table-cell office:value-type="string">
            <text:p>6.3/12.6</text:p>
          </table:table-cell>
          <table:table-cell office:value-type="float" office:value="330">
            <text:p>330</text:p>
          </table:table-cell>
          <table:table-cell office:value-type="string">
            <text:p>100/20</text:p>
          </table:table-cell>
          <table:table-cell office:value-type="float" office:value="1">
            <text:p>1</text:p>
          </table:table-cell>
          <table:table-cell office:value-type="string">
            <text:p>12ax7/12au7</text:p>
          </table:table-cell>
        </table:table-row>
        <table:table-row table:style-name="ro4">
          <table:table-cell office:value-type="string">
            <text:p>6AN8A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21/??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2at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2ay7</text:p>
          </table:table-cell>
          <table:table-cell office:value-type="string">
            <text:p>9pin</text:p>
          </table:table-cell>
          <table:table-cell office:value-type="string">
            <text:p>Dual triode</text:p>
          </table:table-cell>
          <table:table-cell office:value-type="string">
            <text:p>6.3/12.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7199">
            <text:p>7199</text:p>
          </table:table-cell>
          <table:table-cell office:value-type="string">
            <text:p>9pin</text:p>
          </table:table-cell>
          <table:table-cell office:value-type="string">
            <text:p>Triode/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string">
            <text:p>17/??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4">
          <table:table-cell office:value-type="float" office:value="5636">
            <text:p>5636</text:p>
          </table:table-cell>
          <table:table-cell office:value-type="string">
            <text:p>sub8</text:p>
          </table:table-cell>
          <table:table-cell office:value-type="string">
            <text:p>dual control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6111">
            <text:p>611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948">
            <text:p>6948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250">
            <text:p>2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Guided missile tube</text:p>
          </table:table-cell>
        </table:table-row>
        <table:table-row table:style-name="ro4">
          <table:table-cell office:value-type="float" office:value="5840">
            <text:p>5840</text:p>
          </table:table-cell>
          <table:table-cell office:value-type="string">
            <text:p>sub8</text:p>
          </table:table-cell>
          <table:table-cell office:value-type="string">
            <text:p>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me as Mojave mics</text:p>
          </table:table-cell>
        </table:table-row>
        <table:table-row table:style-name="ro2">
          <table:table-cell office:value-type="float" office:value="6021">
            <text:p>6021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/>
        </table:table-row>
        <table:table-row table:style-name="ro4">
          <table:table-cell office:value-type="float" office:value="5902">
            <text:p>5902</text:p>
          </table:table-cell>
          <table:table-cell office:value-type="string">
            <text:p>sub8</text:p>
          </table:table-cell>
          <table:table-cell office:value-type="string">
            <text:p>Power pent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string">
            <text:p>1watt into ~3k</text:p>
          </table:table-cell>
        </table:table-row>
        <table:table-row table:style-name="ro2">
          <table:table-cell office:value-type="float" office:value="5703">
            <text:p>5703</text:p>
          </table:table-cell>
          <table:table-cell office:value-type="string">
            <text:p>sub6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275">
            <text:p>275</text:p>
          </table:table-cell>
          <table:table-cell office:value-type="float" office:value="25.5">
            <text:p>25.5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6112">
            <text:p>6112</text:p>
          </table:table-cell>
          <table:table-cell office:value-type="string">
            <text:p>sub8</text:p>
          </table:table-cell>
          <table:table-cell office:value-type="string">
            <text:p>Dual triode</text:p>
          </table:table-cell>
          <table:table-cell office:value-type="float" office:value="6.3">
            <text:p>6.3</text:p>
          </table:table-cell>
          <table:table-cell office:value-type="float" office:value="330">
            <text:p>33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float" office:value="6418">
            <text:p>6418</text:p>
          </table:table-cell>
          <table:table-cell office:value-type="string">
            <text:p>sub5</text:p>
          </table:table-cell>
          <table:table-cell office:value-type="string">
            <text:p>Pentode</text:p>
          </table:table-cell>
          <table:table-cell office:value-type="float" office:value="1.2">
            <text:p>1.2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irectly heated cathode, suitable for battery power,</text:p>
          </table:table-cell>
        </table:table-row>
        <table:table-row table:style-name="ro4">
          <table:table-cell office:value-type="string">
            <text:p>1ah4</text:p>
          </table:table-cell>
          <table:table-cell office:value-type="string">
            <text:p>sub5</text:p>
          </table:table-cell>
          <table:table-cell office:value-type="string">
            <text:p>Pentode</text:p>
          </table:table-cell>
          <table:table-cell office:value-type="float" office:value="1.25">
            <text:p>1.25</text:p>
          </table:table-cell>
          <table:table-cell office:value-type="float" office:value="90">
            <text:p>9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5718">
            <text:p>5718</text:p>
          </table:table-cell>
          <table:table-cell office:value-type="string">
            <text:p>sub8</text:p>
          </table:table-cell>
          <table:table-cell office:value-type="string">
            <text:p>Single triode</text:p>
          </table:table-cell>
          <table:table-cell office:value-type="float" office:value="6.3">
            <text:p>6.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 office:value-type="float" office:value="5899">
            <text:p>5899</text:p>
          </table:table-cell>
          <table:table-cell office:value-type="string">
            <text:p>sub6</text:p>
          </table:table-cell>
          <table:table-cell office:value-type="string">
            <text:p>Pentode</text:p>
          </table:table-cell>
          <table:table-cell office:value-type="float" office:value="6.3">
            <text:p>6.3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1v6</text:p>
          </table:table-cell>
          <table:table-cell office:value-type="string">
            <text:p>sub7</text:p>
          </table:table-cell>
          <table:table-cell office:value-type="string">
            <text:p>Triode/Pentode</text:p>
          </table:table-cell>
          <table:table-cell office:value-type="float" office:value="1.25">
            <text:p>1.25</text:p>
          </table:table-cell>
          <table:table-cell office:value-type="float" office:value="90">
            <text:p>9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5702">
            <text:p>5702</text:p>
          </table:table-cell>
          <table:table-cell office:value-type="string">
            <text:p>sub7</text:p>
          </table:table-cell>
          <table:table-cell office:value-type="string">
            <text:p>Sharp cutoff Pentode</text:p>
          </table:table-cell>
          <table:table-cell office:value-type="float" office:value="6.3">
            <text:p>6.3</text:p>
          </table:table-cell>
          <table:table-cell office:value-type="float" office:value="165">
            <text:p>165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1aj5</text:p>
          </table:table-cell>
          <table:table-cell office:value-type="string">
            <text:p>sub6</text:p>
          </table:table-cell>
          <table:table-cell office:value-type="string">
            <text:p>Diode/Sharp cutoff Pentode</text:p>
          </table:table-cell>
          <table:table-cell office:value-type="float" office:value="1.25">
            <text:p>1.25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ossi</meta:initial-creator>
    <meta:creation-date>2012-09-30T15:45:44</meta:creation-date>
    <dc:date>2013-04-14T13:33:17</dc:date>
    <dc:creator>Chris Rossi</dc:creator>
    <meta:editing-duration>PT54S</meta:editing-duration>
    <meta:editing-cycles>4</meta:editing-cycles>
    <meta:generator>LibreOffice/3.5$Linux_x86 LibreOffice_project/350m1$Build-2</meta:generator>
    <meta:document-statistic meta:table-count="3" meta:cell-count="241" meta:object-count="0"/>
  </office:meta>
</office:document-meta>
</file>